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fdccb" officeooo:paragraph-rsid="001fdccb"/>
    </style:style>
    <style:style style:name="P3" style:family="paragraph" style:parent-style-name="Standard">
      <style:text-properties fo:language="en" fo:country="US" officeooo:rsid="0020357d" officeooo:paragraph-rsid="00216119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en" fo:country="US" officeooo:rsid="001fdccb" officeooo:paragraph-rsid="001fdccb"/>
    </style:style>
    <style:style style:name="T1" style:family="text">
      <style:text-properties officeooo:rsid="001e8b44"/>
    </style:style>
    <style:style style:name="T2" style:family="text">
      <style:text-properties officeooo:rsid="001fdccb"/>
    </style:style>
    <style:style style:name="T3" style:family="text">
      <style:text-properties officeooo:rsid="001ffe78"/>
    </style:style>
    <style:style style:name="T4" style:family="text">
      <style:text-properties officeooo:rsid="00216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----------------- <text:s/><text:span text:style-name="T2">COMPETENCIAS ---------------------------</text:span></text:p>
      <text:p text:style-name="Standard">- El menú de competencias tiene el fondo color primary.</text:p>
      <text:p text:style-name="Standard"><text:tab/>- Cómo hacer eso para los otros módulos.</text:p>
      <text:p text:style-name="Standard">- El item seleccionado en el menú es muy claro</text:p>
      <text:p text:style-name="Standard">* The selected item in the menu es very light</text:p>
      <text:p text:style-name="Standard"/>
      <text:p text:style-name="Standard">- Pudo entrar al módulo administración con el usuario anfitrion cuyo rol es competencias</text:p>
      <text:p text:style-name="Standard">* I culd login to admin module with a user with rol competitions</text:p>
      <text:p text:style-name="Standard"/>
      <text:p text:style-name="Standard">- Eliminar las opciones Palistas e inscripciones del menú administración y reemplazar por Consultar palistas y consultar inscripciones</text:p>
      <text:p text:style-name="P1">* Delete options Palistas and inscripciones from the menu admin and replace it with Consultar palistas y consultar inscripciones</text:p>
      <text:p text:style-name="P1"/>
      <text:p text:style-name="P1">- <text:span text:style-name="T1">La opción perfil no está funcionando.</text:span></text:p>
      <text:p text:style-name="P1">* <text:span text:style-name="T1">The option profile isn’t working</text:span></text:p>
      <text:p text:style-name="P1"/>
      <text:p text:style-name="P1">-------------------- <text:span text:style-name="T2">INSCRIPCIONES </text:span>-------------------------</text:p>
      <text:p text:style-name="P1"/>
      <text:p text:style-name="P2">- Igual que en el menú competencias:</text:p>
      <text:p text:style-name="P2">* Same as in the competitions menu </text:p>
      <text:p text:style-name="P2">- color de item seleccionado muy claro</text:p>
      <text:p text:style-name="P2">* item selected color is very light</text:p>
      <text:p text:style-name="P2">- color de fondo debería ser del mismo color que la barra de navegación</text:p>
      <text:p text:style-name="P2">* background color should be idem to navbar color</text:p>
      <text:p text:style-name="P2">- Armar equipos no está funcionando.</text:p>
      <text:p text:style-name="P2">* “Armar equipos” isn’t workig</text:p>
      <text:p text:style-name="P2"/>
      <text:p text:style-name="P2">--------------------- <text:span text:style-name="T3">COMPETENCIAS ------------------------</text:span></text:p>
      <text:p text:style-name="P2">- <text:span text:style-name="T3">Ordenar las categorías por edades</text:span></text:p>
      <text:p text:style-name="P4">* <text:span text:style-name="T3">Sort category by years</text:span></text:p>
      <text:p text:style-name="P2"/>
      <text:p text:style-name="P3">- distancias</text:p>
      <text:p text:style-name="P3"><text:s text:c="4"/>*ordenar categorías – <text:span text:style-name="T4">LISTO</text:span></text:p>
      <text:p text:style-name="P3"><text:s text:c="4"/>*<text:span text:style-name="T4">permite agregar registros repetidos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16:37.644000000</meta:creation-date>
    <dc:date>2019-10-03T20:30:08.085000000</dc:date>
    <meta:editing-duration>PT2H31M50S</meta:editing-duration>
    <meta:editing-cycles>1</meta:editing-cycles>
    <meta:document-statistic meta:table-count="0" meta:image-count="0" meta:object-count="0" meta:page-count="1" meta:paragraph-count="26" meta:word-count="206" meta:character-count="1325" meta:non-whitespace-character-count="1133"/>
    <meta:generator>LibreOffice/6.2.2.2$Windows_X86_64 LibreOffice_project/2b840030fec2aae0fd2658d8d4f9548af4e3518d</meta:generator>
  </office:meta>
</office:document-meta>
</file>